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ext-properties style:font-name="Arial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8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3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62626" style:font-name="Arial" style:font-name-asian="Courier" style:font-name-complex="Courie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6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3">
      <style:table-cell-properties fo:background-color="#c0c0c0"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0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3" style:family="text">
      <style:text-properties style:font-size-asian="10pt" style:font-size-complex="10pt"/>
    </style:style>
    <style:style style:name="T4" style:family="text">
      <style:text-properties fo:color="#262626" style:text-outline="false" fo:letter-spacing="normal" style:letter-kerning="false" style:font-name-asian="Courier" style:font-size-asian="10pt" style:font-name-complex="Courier" style:font-size-complex="10pt"/>
    </style:style>
  </office:automatic-styles>
  <office:body>
    <office:spreadsheet>
      <table:table table:name="curren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3"/>
        <table:table-column table:style-name="co4" table:default-cell-style-name="ce10"/>
        <table:table-column table:style-name="co3" table:default-cell-style-name="ce17"/>
        <table:table-column table:style-name="co4" table:default-cell-style-name="ce10"/>
        <table:table-column table:style-name="co1" table:default-cell-style-name="ce10"/>
        <table:table-column table:style-name="co5" table:number-columns-repeated="3" table:default-cell-style-name="ce10"/>
        <table:table-column table:style-name="co1" table:default-cell-style-name="ce10"/>
        <table:table-column table:style-name="co3" table:default-cell-style-name="ce22"/>
        <table:table-column table:style-name="co6" table:default-cell-style-name="ce26"/>
        <table:table-column table:style-name="co4" table:default-cell-style-name="ce26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6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For each modification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Post Template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Multi instance model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image categori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ce12" office:value-type="string">
            <text:p>is.na(Cor[RB|BG|GR)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6"/>
          <table:table-cell table:style-name="ce12" office:value-type="string">
            <text:p>color.csv → only 4 decimals instead of al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ce12"/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Template</text:p>
          </table:table-cell>
          <table:table-cell table:style-name="ce8"/>
          <table:table-cell table:number-columns-repeated="991"/>
        </table:table-row>
        <table:table-row table:style-name="ro1" table:number-rows-repeated="2">
          <table:table-cell table:number-columns-repeated="3"/>
          <table:table-cell table:style-name="ce6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/>
          <table:table-cell table:number-columns-repeated="991"/>
        </table:table-row>
        <table:table-row table:style-name="ro1">
          <table:table-cell/>
          <table:table-cell table:style-name="ce2" table:formula="of:=[.K164]" office:value-type="float" office:value="499.4153">
            <text:p>499</text:p>
          </table:table-cell>
          <table:table-cell table:style-name="ce2" table:formula="of:=[.L164]" office:value-type="float" office:value="999.3585">
            <text:p>999</text:p>
          </table:table-cell>
          <table:table-cell table:style-name="ce6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5" office:value-type="string">
            <text:p>glb_fin_mdl</text:p>
          </table:table-cell>
          <table:table-cell table:style-name="ce18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5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5" office:value-type="string">
            <text:p>glb_category_var</text:p>
          </table:table-cell>
          <table:table-cell table:style-name="ce15" office:value-type="string">
            <text:p>err.abs.OOB.sum</text:p>
          </table:table-cell>
          <table:table-cell table:style-name="ce15" office:value-type="string">
            <text:p>err.abs.trn.sum</text:p>
          </table:table-cell>
          <table:table-cell table:style-name="ce15"/>
          <table:table-cell table:style-name="ce23" office:value-type="string">
            <text:p>Metric</text:p>
          </table:table-cell>
          <table:table-cell table:style-name="ce23" office:value-type="string">
            <text:p>Value</text:p>
          </table:table-cell>
          <table:table-cell table:style-name="ce23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2"/>
          <table:table-cell table:style-name="ce15"/>
          <table:table-cell table:style-name="ce8" table:number-columns-repeated="3"/>
          <table:table-cell table:style-name="ce15" table:number-columns-repeated="4"/>
          <table:table-cell table:style-name="ce23" table:number-columns-repeated="3"/>
          <table:table-cell table:style-name="ce1" table:number-columns-repeated="980"/>
        </table:table-row>
        <table:table-row table:style-name="ro2">
          <table:table-cell table:number-columns-repeated="3"/>
          <table:table-cell office:value-type="string">
            <text:p>YelpRest_color_outdoor</text:p>
          </table:table-cell>
          <table:table-cell office:value-type="string">
            <text:p>All.X##rcv#glmnet</text:p>
          </table:table-cell>
          <table:table-cell/>
          <table:table-cell table:style-name="ce13" office:value-type="string">
            <text:p>Final.All.X##rcv#glmnet</text:p>
          </table:table-cell>
          <table:table-cell table:number-columns-repeated="2"/>
          <table:table-cell office:value-type="string">
            <text:p>(0.22,0.23]</text:p>
          </table:table-cell>
          <table:table-cell office:value-type="float" office:value="55.2997">
            <text:p>55.30</text:p>
          </table:table-cell>
          <table:table-cell office:value-type="float" office:value="112.3045">
            <text:p>112.30</text:p>
          </table:table-cell>
          <table:table-cell/>
          <table:table-cell office:value-type="string">
            <text:p>OOBobs confusion matrix [NY]</text:p>
          </table:table-cell>
          <table:table-cell table:style-name="ce2" office:value-type="float" office:value="471">
            <text:p>471</text:p>
          </table:table-cell>
          <table:table-cell table:style-name="ce20" table:formula="of:=[.O23]/[.O59]" office:value-type="percentage" office:value="0.947686116700201">
            <text:p>94.77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2">
          <table:table-cell/>
          <table:table-cell table:style-name="ce4" table:formula="of:=[.K56]/[.B19]" office:value-type="percentage" office:value="0.941196375040973">
            <text:p>94.12%</text:p>
          </table:table-cell>
          <table:table-cell table:style-name="ce4" table:formula="of:=[.L56]/[.C19]" office:value-type="percentage" office:value="0.970722718623997">
            <text:p>97.07%</text:p>
          </table:table-cell>
          <table:table-cell table:style-name="ce9" office:value-type="string">
            <text:p><text:span text:style-name="T1">Add </text:span><text:span text:style-name="T2">lumG.mad.mean.cut.fctr</text:span></text:p>
          </table:table-cell>
          <table:table-cell office:value-type="string">
            <text:p>resX.mean.nexp</text:p>
          </table:table-cell>
          <table:table-cell table:style-name="ce14" office:value-type="float" office:value="100">
            <text:p>100.00</text:p>
          </table:table-cell>
          <table:table-cell table:style-name="ce13" office:value-type="string">
            <text:p>lumR.mean.mean</text:p>
          </table:table-cell>
          <table:table-cell table:style-name="ce14" office:value-type="float" office:value="100">
            <text:p>100.00</text:p>
          </table:table-cell>
          <table:table-cell/>
          <table:table-cell office:value-type="string">
            <text:p>(0.21,0.22]</text:p>
          </table:table-cell>
          <table:table-cell office:value-type="float" office:value="51.65088">
            <text:p>51.65</text:p>
          </table:table-cell>
          <table:table-cell office:value-type="float" office:value="105.2764">
            <text:p>105.28</text:p>
          </table:table-cell>
          <table:table-cell/>
          <table:table-cell office:value-type="string">
            <text:p>OOBobs confusion matrix [YN]</text:p>
          </table:table-cell>
          <table:table-cell table:style-name="ce2" office:value-type="float" office:value="9">
            <text:p>9</text:p>
          </table:table-cell>
          <table:table-cell table:style-name="ce20" table:formula="of:=[.O24]/[.O60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5" table:formula="of:=465.316625/[.B$19]" office:value-type="percentage" office:value="0.931722806650097">
            <text:p>93.17%</text:p>
          </table:table-cell>
          <table:table-cell table:style-name="ce5" table:formula="of:=971.43/[.C$19]" office:value-type="percentage" office:value="0.972053572366673">
            <text:p>97.21%</text:p>
          </table:table-cell>
          <table:table-cell table:style-name="ce10" office:value-type="string">
            <text:p>add CosSml[RB|BG|GR].[mean|mad]</text:p>
          </table:table-cell>
          <table:table-cell table:style-name="ce10" office:value-type="string">
            <text:p>resY.mean.nexp</text:p>
          </table:table-cell>
          <table:table-cell table:style-name="ce14" office:value-type="float" office:value="100">
            <text:p>100.00</text:p>
          </table:table-cell>
          <table:table-cell table:style-name="ce13" office:value-type="string">
            <text:p>lumG.mad.mean</text:p>
          </table:table-cell>
          <table:table-cell table:style-name="ce14" office:value-type="float" office:value="44.66925">
            <text:p>44.67</text:p>
          </table:table-cell>
          <table:table-cell/>
          <table:table-cell office:value-type="string">
            <text:p>(0.23,0.37]</text:p>
          </table:table-cell>
          <table:table-cell office:value-type="float" office:value="192.79373">
            <text:p>192.79</text:p>
          </table:table-cell>
          <table:table-cell office:value-type="float" office:value="397.1284">
            <text:p>397.13</text:p>
          </table:table-cell>
          <table:table-cell/>
          <table:table-cell office:value-type="string">
            <text:p>OOBobs errors</text:p>
          </table:table-cell>
          <table:table-cell table:style-name="ce27" table:formula="of:=SUM([.O23:.O24])" office:value-type="float" office:value="480">
            <text:p>480</text:p>
          </table:table-cell>
          <table:table-cell table:style-name="ce20" table:formula="of:=[.O25]/[.O61]" office:value-type="percentage" office:value="0.96579476861167">
            <text:p>96.58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5" table:formula="of:=471.005504/[.B$19]" office:value-type="percentage" office:value="0.94311388537756">
            <text:p>94.31%</text:p>
          </table:table-cell>
          <table:table-cell table:style-name="ce5" table:formula="of:=941.79/[.C$19]" office:value-type="percentage" office:value="0.942394546101324">
            <text:p>94.24%</text:p>
          </table:table-cell>
          <table:table-cell table:style-name="ce10" office:value-type="string">
            <text:p>add Cor[RB|BG|GR].[mean|mad]</text:p>
          </table:table-cell>
          <table:table-cell table:style-name="ce10"/>
          <table:table-cell table:style-name="Default"/>
          <table:table-cell table:style-name="ce13" office:value-type="string">
            <text:p>CorRB.mad</text:p>
          </table:table-cell>
          <table:table-cell table:style-name="ce14" office:value-type="float" office:value="39.98867">
            <text:p>39.99</text:p>
          </table:table-cell>
          <table:table-cell/>
          <table:table-cell office:value-type="string">
            <text:p>(0.07,0.21]</text:p>
          </table:table-cell>
          <table:table-cell office:value-type="float" office:value="170.30356">
            <text:p>170.30</text:p>
          </table:table-cell>
          <table:table-cell office:value-type="float" office:value="355.3907">
            <text:p>355.39</text:p>
          </table:table-cell>
          <table:table-cell/>
          <table:table-cell office:value-type="string">
            <text:p>newobs confusion matrix [N]</text:p>
          </table:table-cell>
          <table:table-cell table:style-name="ce2" office:value-type="float" office:value="0">
            <text:p>0</text:p>
          </table:table-cell>
          <table:table-cell table:style-name="ce20" table:formula="of:=[.O26]/[.O62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5" table:formula="of:=469.157727/[.B$19]" office:value-type="percentage" office:value="0.93941400473714">
            <text:p>93.94%</text:p>
          </table:table-cell>
          <table:table-cell table:style-name="ce5" table:formula="of:=967.41/[.C$19]" office:value-type="percentage" office:value="0.968030991881292">
            <text:p>96.80%</text:p>
          </table:table-cell>
          <table:table-cell table:style-name="ce10" office:value-type="string">
            <text:p>add lum[R|B|G].[mean|mad].[mean|mad]</text:p>
          </table:table-cell>
          <table:table-cell table:style-name="ce10"/>
          <table:table-cell/>
          <table:table-cell table:style-name="ce13" office:value-type="string">
            <text:p>lumG.mean.mean</text:p>
          </table:table-cell>
          <table:table-cell table:style-name="ce14" office:value-type="float" office:value="32.21896">
            <text:p>32.22</text:p>
          </table:table-cell>
          <table:table-cell table:number-columns-repeated="5"/>
          <table:table-cell office:value-type="string">
            <text:p>newobs confusion matrix [Y]</text:p>
          </table:table-cell>
          <table:table-cell table:style-name="ce2" table:formula="of:=10000-[.O26]" office:value-type="float" office:value="10000">
            <text:p>10,000</text:p>
          </table:table-cell>
          <table:table-cell table:style-name="ce20" table:formula="of:=[.O27]/[.O63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5" table:formula="of:=496.819256/[.B$19]" office:value-type="percentage" office:value="0.994801833263819">
            <text:p>99.48%</text:p>
          </table:table-cell>
          <table:table-cell table:style-name="ce5" table:formula="of:=990.747252/[.C$19]" office:value-type="percentage" office:value="0.991383224338413">
            <text:p>99.14%</text:p>
          </table:table-cell>
          <table:table-cell office:value-type="string">
            <text:p>del res[X|Y|XY].[min|max]</text:p>
          </table:table-cell>
          <table:table-cell table:style-name="ce14"/>
          <table:table-cell table:style-name="Default"/>
          <table:table-cell table:style-name="ce13" office:value-type="string">
            <text:p>lumG.mean.mad</text:p>
          </table:table-cell>
          <table:table-cell table:style-name="ce14" office:value-type="float" office:value="20.01553">
            <text:p>20.02</text:p>
          </table:table-cell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0" table:formula="of:=[.O28]/[.O64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formula="of:=[.B60]" office:value-type="percentage" office:value="0.992684645424359">
            <text:p>99.27%</text:p>
          </table:table-cell>
          <table:table-cell table:style-name="ce4" table:formula="of:=[.C60]" office:value-type="percentage" office:value="0.991093186278998">
            <text:p>99.11%</text:p>
          </table:table-cell>
          <table:table-cell office:value-type="string">
            <text:p>Added resXY.&lt;stat&gt;.&lt;txf&gt;</text:p>
          </table:table-cell>
          <table:table-cell/>
          <table:table-cell table:style-name="ce14"/>
          <table:table-cell table:style-name="ce13" office:value-type="string">
            <text:p>lumG.mad.mad</text:p>
          </table:table-cell>
          <table:table-cell table:style-name="ce14" office:value-type="float" office:value="12.23265">
            <text:p>12.23</text:p>
          </table:table-cell>
          <table:table-cell table:number-columns-repeated="5"/>
          <table:table-cell table:style-name="ce9" office:value-type="string">
            <text:p>newobs good_for_lunch[-1]</text:p>
          </table:table-cell>
          <table:table-cell table:style-name="ce2" office:value-type="float" office:value="10000">
            <text:p>10,000</text:p>
          </table:table-cell>
          <table:table-cell table:style-name="ce20" table:formula="of:=[.O29]/[.O65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formula="of:=[.B61]" office:value-type="percentage" office:value="0.992905225370548">
            <text:p>99.29%</text:p>
          </table:table-cell>
          <table:table-cell table:style-name="ce4" table:formula="of:=[.C61]" office:value-type="percentage" office:value="0.985294242256408">
            <text:p>98.53%</text:p>
          </table:table-cell>
          <table:table-cell office:value-type="string">
            <text:p>Added resXY.&lt;stat&gt;</text:p>
          </table:table-cell>
          <table:table-cell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newobs good_for_dinner[-1]</text:p>
          </table:table-cell>
          <table:table-cell table:style-name="ce2" office:value-type="float" office:value="10000">
            <text:p>10,000</text:p>
          </table:table-cell>
          <table:table-cell table:style-name="ce20" table:formula="of:=[.O30]/[.O66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formula="of:=[.B62]" office:value-type="percentage" office:value="0.992061316503519">
            <text:p>99.21%</text:p>
          </table:table-cell>
          <table:table-cell table:style-name="ce4" table:formula="of:=[.C62]" office:value-type="percentage" office:value="0.991093186278998">
            <text:p>99.11%</text:p>
          </table:table-cell>
          <table:table-cell table:style-name="Default" office:value-type="string">
            <text:p>Added nImgs features &amp; category</text:p>
          </table:table-cell>
          <table:table-cell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3">newobs </text:span><text:span text:style-name="T4">takes_reservations</text:span><text:span text:style-name="T3">[2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31]/[.O67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formula="of:=[.B63]" office:value-type="percentage" office:value="1">
            <text:p>100.00%</text:p>
          </table:table-cell>
          <table:table-cell table:style-name="ce4" table:formula="of:=[.C63]" office:value-type="percentage" office:value="1">
            <text:p>100.00%</text:p>
          </table:table-cell>
          <table:table-cell office:value-type="string">
            <text:p>outdoor classifier</text:p>
          </table:table-cell>
          <table:table-cell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outdoor_seating</text:span><text:span text:style-name="T1">[3]</text:span></text:p>
          </table:table-cell>
          <table:table-cell table:style-name="ce2" table:formula="of:=[.O27]" office:value-type="float" office:value="10000">
            <text:p>10,000</text:p>
          </table:table-cell>
          <table:table-cell table:style-name="ce20" table:formula="of:=[.O32]/[.O68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expensive</text:span><text:span text:style-name="T1">[-1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33]/[.O69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has_alcohol</text:span><text:span text:style-name="T1">[5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34]/[.O70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has_table_service</text:span><text:span text:style-name="T1">[6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35]/[.O71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ambience_is_classy</text:span><text:span text:style-name="T1">[-1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36]/[.O72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good_for_kids</text:span><text:span text:style-name="T1">[8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37]/[.O73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Default"/>
          <table:table-cell/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5886781">
            <text:p>0.5887</text:p>
          </table:table-cell>
          <table:table-cell table:style-name="ce20" table:formula="of:=[.O39]/[.O75]" office:value-type="percentage" office:value="1.15225163277606">
            <text:p>115.23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6040644">
            <text:p>0.6041</text:p>
          </table:table-cell>
          <table:table-cell table:style-name="ce20" table:formula="of:=[.O40]/[.O76]" office:value-type="percentage" office:value="1.16056378942854">
            <text:p>116.06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2">
            <text:p>0.2000</text:p>
          </table:table-cell>
          <table:table-cell table:style-name="ce20" table:formula="of:=[.O41]/[.O77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20" table:formula="of:=[.O42]/[.O78]" office:value-type="percentage" office:value="1.33333333333333">
            <text:p>133.33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20" table:formula="of:=[.O43]/[.O79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185557">
            <text:p>0.5186</text:p>
          </table:table-cell>
          <table:table-cell table:style-name="ce20" table:formula="of:=[.O44]/[.O80]" office:value-type="percentage" office:value="1.03297125122509">
            <text:p>103.3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fit:glb_sel_mdl</text:p>
          </table:table-cell>
          <table:table-cell table:style-name="ce28" office:value-type="float" office:value="0.5921722">
            <text:p>0.5922</text:p>
          </table:table-cell>
          <table:table-cell table:style-name="ce20" table:formula="of:=[.O45]/[.O81]" office:value-type="percentage" office:value="1.11744245005003">
            <text:p>111.74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6001859">
            <text:p>0.6002</text:p>
          </table:table-cell>
          <table:table-cell table:style-name="ce20" table:formula="of:=[.O46]/[.O82]" office:value-type="percentage" office:value="1.1745585272467">
            <text:p>117.46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0"/>
          <table:table-cell table:number-columns-repeated="5"/>
          <table:table-cell table:style-name="Default"/>
          <table:table-cell table:number-columns-repeated="4"/>
          <table:table-cell table:style-name="ce10"/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2"/>
          <table:table-cell table:style-name="ce20" table:formula="of:=[.O48]/[.O84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10"/>
          <table:table-cell table:style-name="ce22" office:value-type="string">
            <text:p>Console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table:style-name="ce24" office:value-type="string">
            <text:p>import.data</text:p>
          </table:table-cell>
          <table:table-cell table:style-name="ce7" office:value-type="float" office:value="163.144">
            <text:p>163.14</text:p>
          </table:table-cell>
          <table:table-cell table:style-name="ce20" table:formula="of:=[.O50]/[.O86]" office:value-type="percentage" office:value="0.237562978711011">
            <text:p>23.76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table:style-name="ce7" office:value-type="string">
            <text:p>???</text:p>
          </table:table-cell>
          <table:table-cell table:style-name="ce7" office:value-type="float" office:value="11.74">
            <text:p>11.74</text:p>
          </table:table-cell>
          <table:table-cell table:style-name="ce20" table:formula="of:=[.O51]/[.O87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13"/>
          <table:table-cell table:style-name="ce29"/>
          <table:table-cell table:style-name="ce22"/>
          <table:table-cell table:style-name="ce29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0.60973">
            <text:p>0.6097</text:p>
          </table:table-cell>
          <table:table-cell table:style-name="ce20" table:formula="of:=[.O53]/[.O89]" office:value-type="percentage" office:value="1">
            <text:p>100.00%</text:p>
          </table:table-cell>
          <table:table-cell/>
          <table:table-cell table:style-name="ce30" office:value-type="float" office:value="0.58094">
            <text:p>0.5809</text:p>
          </table:table-cell>
          <table:table-cell table:style-name="ce22" office:value-type="string">
            <text:p>Random for outdoor</text:p>
          </table:table-cell>
          <table:table-cell table:style-name="ce29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28">
            <text:p>28</text:p>
          </table:table-cell>
          <table:table-cell table:style-name="ce20" table:formula="of:=[.O54]/[.O90]" office:value-type="percentage" office:value="1">
            <text:p>100.00%</text:p>
          </table:table-cell>
          <table:table-cell/>
          <table:table-cell table:style-name="ce29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9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9]/[.B$19]" office:value-type="percentage" office:value="1">
            <text:p>100.00%</text:p>
          </table:table-cell>
          <table:table-cell table:style-name="ce4" table:formula="of:=[.C$19]/[.C$19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6"/>
          <table:table-cell table:number-columns-repeated="3"/>
          <table:table-cell table:style-name="ce18" office:value-type="string">
            <text:p>Total</text:p>
          </table:table-cell>
          <table:table-cell table:style-name="ce19" table:formula="of:=SUM([.K23:.K44])" office:value-type="float" office:value="470.04787">
            <text:p>470.05</text:p>
          </table:table-cell>
          <table:table-cell table:style-name="ce19" table:formula="of:=SUM([.L23:.L44])" office:value-type="float" office:value="970.1">
            <text:p>970.1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0" table:formula="of:=[.K56]/[.K92]" office:value-type="percentage" office:value="0.948132298992722">
            <text:p>94.81%</text:p>
          </table:table-cell>
          <table:table-cell table:style-name="ce20" table:formula="of:=[.L56]/[.L92]" office:value-type="percentage" office:value="0.979446465844972">
            <text:p>97.94%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2"/>
          <table:table-cell table:style-name="ce15"/>
          <table:table-cell table:style-name="ce8" table:number-columns-repeated="3"/>
          <table:table-cell table:style-name="ce15" table:number-columns-repeated="4"/>
          <table:table-cell table:style-name="ce23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YelpRest_resXY_outdoor</text:p>
          </table:table-cell>
          <table:table-cell office:value-type="string">
            <text:p>All.X##rcv#glmnet</text:p>
          </table:table-cell>
          <table:table-cell/>
          <table:table-cell table:style-name="ce13" office:value-type="string">
            <text:p>Final.All.X##rcv#glmnet</text:p>
          </table:table-cell>
          <table:table-cell table:number-columns-repeated="2"/>
          <table:table-cell office:value-type="string">
            <text:p>(32,60]</text:p>
          </table:table-cell>
          <table:table-cell office:value-type="float" office:value="122.3399">
            <text:p>122.34</text:p>
          </table:table-cell>
          <table:table-cell office:value-type="float" office:value="259.5504">
            <text:p>259.55</text:p>
          </table:table-cell>
          <table:table-cell/>
          <table:table-cell office:value-type="string">
            <text:p>OOBobs confusion matrix [NY]</text:p>
          </table:table-cell>
          <table:table-cell table:style-name="ce2" office:value-type="float" office:value="497">
            <text:p>497</text:p>
          </table:table-cell>
          <table:table-cell table:style-name="ce20" table:formula="of:=[.O59]/[.O95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92]/[.B$19]" office:value-type="percentage" office:value="0.992684645424359">
            <text:p>99.27%</text:p>
          </table:table-cell>
          <table:table-cell table:style-name="ce4" table:formula="of:=[.L92]/[.C$19]" office:value-type="percentage" office:value="0.991093186278998">
            <text:p>99.11%</text:p>
          </table:table-cell>
          <table:table-cell office:value-type="string">
            <text:p>Added resXY.&lt;stat&gt;.&lt;txf&gt;</text:p>
          </table:table-cell>
          <table:table-cell office:value-type="string">
            <text:p>resX.mean.nexp</text:p>
          </table:table-cell>
          <table:table-cell table:style-name="ce14" office:value-type="float" office:value="100">
            <text:p>100.00</text:p>
          </table:table-cell>
          <table:table-cell table:style-name="ce13" office:value-type="string">
            <text:p>resX.mean.nexp</text:p>
          </table:table-cell>
          <table:table-cell table:style-name="ce14" office:value-type="float" office:value="100">
            <text:p>100.00</text:p>
          </table:table-cell>
          <table:table-cell/>
          <table:table-cell office:value-type="string">
            <text:p>(60,120]</text:p>
          </table:table-cell>
          <table:table-cell office:value-type="float" office:value="129.292">
            <text:p>129.29</text:p>
          </table:table-cell>
          <table:table-cell office:value-type="float" office:value="257.9851">
            <text:p>257.99</text:p>
          </table:table-cell>
          <table:table-cell/>
          <table:table-cell office:value-type="string">
            <text:p>OOBobs confusion matrix [YN]</text:p>
          </table:table-cell>
          <table:table-cell table:style-name="ce2" office:value-type="float" office:value="0">
            <text:p>0</text:p>
          </table:table-cell>
          <table:table-cell table:style-name="ce20" table:formula="of:=[.O60]/[.O96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K125]/[.B$19]" office:value-type="percentage" office:value="0.992905225370548">
            <text:p>99.29%</text:p>
          </table:table-cell>
          <table:table-cell table:style-name="ce4" table:formula="of:=[.L125]/[.C$19]" office:value-type="percentage" office:value="0.985294242256408">
            <text:p>98.53%</text:p>
          </table:table-cell>
          <table:table-cell office:value-type="string">
            <text:p>Added resXY.&lt;stat&gt;</text:p>
          </table:table-cell>
          <table:table-cell office:value-type="string">
            <text:p>resY.mean.nexp</text:p>
          </table:table-cell>
          <table:table-cell table:style-name="ce14" office:value-type="float" office:value="100">
            <text:p>100.00</text:p>
          </table:table-cell>
          <table:table-cell table:style-name="ce13" office:value-type="string">
            <text:p>resY.mean.nexp</text:p>
          </table:table-cell>
          <table:table-cell table:style-name="ce14" office:value-type="float" office:value="100">
            <text:p>100.00</text:p>
          </table:table-cell>
          <table:table-cell/>
          <table:table-cell office:value-type="string">
            <text:p>(0,32]</text:p>
          </table:table-cell>
          <table:table-cell office:value-type="float" office:value="117.2849">
            <text:p>117.28</text:p>
          </table:table-cell>
          <table:table-cell office:value-type="float" office:value="240.614">
            <text:p>240.61</text:p>
          </table:table-cell>
          <table:table-cell/>
          <table:table-cell office:value-type="string">
            <text:p>OOBobs errors</text:p>
          </table:table-cell>
          <table:table-cell table:style-name="ce27" table:formula="of:=SUM([.O59:.O60])" office:value-type="float" office:value="497">
            <text:p>497</text:p>
          </table:table-cell>
          <table:table-cell table:style-name="ce20" table:formula="of:=[.O61]/[.O97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B96]" office:value-type="percentage" office:value="0.992061316503519">
            <text:p>99.21%</text:p>
          </table:table-cell>
          <table:table-cell table:style-name="ce4" table:formula="of:=[.C96]" office:value-type="percentage" office:value="0.991093186278998">
            <text:p>99.11%</text:p>
          </table:table-cell>
          <table:table-cell table:style-name="Default" office:value-type="string">
            <text:p>Added nImgs features &amp; category</text:p>
          </table:table-cell>
          <table:table-cell/>
          <table:table-cell table:style-name="ce14"/>
          <table:table-cell table:style-name="ce13"/>
          <table:table-cell table:style-name="ce14"/>
          <table:table-cell/>
          <table:table-cell office:value-type="string">
            <text:p>(120,3e+03]</text:p>
          </table:table-cell>
          <table:table-cell office:value-type="float" office:value="126.8451">
            <text:p>126.85</text:p>
          </table:table-cell>
          <table:table-cell office:value-type="float" office:value="232.3079">
            <text:p>232.31</text:p>
          </table:table-cell>
          <table:table-cell/>
          <table:table-cell office:value-type="string">
            <text:p>newobs confusion matrix [N]</text:p>
          </table:table-cell>
          <table:table-cell table:style-name="ce2" office:value-type="float" office:value="0">
            <text:p>0</text:p>
          </table:table-cell>
          <table:table-cell table:style-name="ce20" table:formula="of:=[.O62]/[.O98]" office:value-type="percentage" office:value="0">
            <text:p>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B97]" office:value-type="percentage" office:value="1">
            <text:p>100.00%</text:p>
          </table:table-cell>
          <table:table-cell table:style-name="ce4" table:formula="of:=[.C97]" office:value-type="percentage" office:value="1">
            <text:p>100.00%</text:p>
          </table:table-cell>
          <table:table-cell office:value-type="string">
            <text:p>outdoor classifier</text:p>
          </table:table-cell>
          <table:table-cell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newobs confusion matrix [Y]</text:p>
          </table:table-cell>
          <table:table-cell table:style-name="ce2" table:formula="of:=10000-[.O62]" office:value-type="float" office:value="10000">
            <text:p>10,000</text:p>
          </table:table-cell>
          <table:table-cell table:style-name="ce20" table:formula="of:=[.O63]/[.O99]" office:value-type="percentage" office:value="1.00050025012506">
            <text:p>100.05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0" table:formula="of:=[.O64]/[.O100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newobs good_for_lunch[-1]</text:p>
          </table:table-cell>
          <table:table-cell table:style-name="ce2" office:value-type="float" office:value="10000">
            <text:p>10,000</text:p>
          </table:table-cell>
          <table:table-cell table:style-name="ce20" table:formula="of:=[.O65]/[.O101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newobs good_for_dinner[-1]</text:p>
          </table:table-cell>
          <table:table-cell table:style-name="ce2" office:value-type="float" office:value="10000">
            <text:p>10,000</text:p>
          </table:table-cell>
          <table:table-cell table:style-name="ce20" table:formula="of:=[.O66]/[.O102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3">newobs </text:span><text:span text:style-name="T4">takes_reservations</text:span><text:span text:style-name="T3">[2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67]/[.O103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outdoor_seating</text:span><text:span text:style-name="T1">[3]</text:span></text:p>
          </table:table-cell>
          <table:table-cell table:style-name="ce2" table:formula="of:=[.O63]" office:value-type="float" office:value="10000">
            <text:p>10,000</text:p>
          </table:table-cell>
          <table:table-cell table:style-name="ce20" table:formula="of:=[.O68]/[.O104]" office:value-type="percentage" office:value="1.00050025012506">
            <text:p>100.05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expensive</text:span><text:span text:style-name="T1">[-1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69]/[.O105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has_alcohol</text:span><text:span text:style-name="T1">[5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70]/[.O106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has_table_service</text:span><text:span text:style-name="T1">[6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71]/[.O107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ambience_is_classy</text:span><text:span text:style-name="T1">[-1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72]/[.O108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good_for_kids</text:span><text:span text:style-name="T1">[8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73]/[.O109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Default"/>
          <table:table-cell/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5108937">
            <text:p>0.5109</text:p>
          </table:table-cell>
          <table:table-cell table:style-name="ce20" table:formula="of:=[.O75]/[.O111]" office:value-type="percentage" office:value="0.950069680074177">
            <text:p>95.01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204922">
            <text:p>0.5205</text:p>
          </table:table-cell>
          <table:table-cell table:style-name="ce20" table:formula="of:=[.O76]/[.O112]" office:value-type="percentage" office:value="0.961952676763532">
            <text:p>96.2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20" table:formula="of:=[.O77]/[.O113]" office:value-type="percentage" office:value="0">
            <text:p>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3">
            <text:p>0.3000</text:p>
          </table:table-cell>
          <table:table-cell table:style-name="ce20" table:formula="of:=[.O78]/[.O114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20" table:formula="of:=[.O79]/[.O115]" office:value-type="percentage" office:value="1.33333333333333">
            <text:p>133.33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02004">
            <text:p>0.5020</text:p>
          </table:table-cell>
          <table:table-cell table:style-name="ce20" table:formula="of:=[.O80]/[.O116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fit:glb_sel_mdl</text:p>
          </table:table-cell>
          <table:table-cell table:style-name="ce28" office:value-type="float" office:value="0.5299353">
            <text:p>0.5299</text:p>
          </table:table-cell>
          <table:table-cell table:style-name="ce20" table:formula="of:=[.O81]/[.O117]" office:value-type="percentage" office:value="0.999387470413105">
            <text:p>99.94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109885">
            <text:p>0.5110</text:p>
          </table:table-cell>
          <table:table-cell table:style-name="ce20" table:formula="of:=[.O82]/[.O118]" office:value-type="percentage" office:value="0.967468655014119">
            <text:p>96.75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0"/>
          <table:table-cell table:number-columns-repeated="5"/>
          <table:table-cell table:style-name="Default"/>
          <table:table-cell table:number-columns-repeated="4"/>
          <table:table-cell table:style-name="ce10"/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5"/>
          <table:table-cell table:style-name="Default" table:number-columns-repeated="3"/>
          <table:table-cell/>
          <table:table-cell office:value-type="string">
            <text:p>cluster_entropy</text:p>
          </table:table-cell>
          <table:table-cell table:style-name="ce22"/>
          <table:table-cell table:style-name="ce20" table:formula="of:=[.O84]/[.O120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5"/>
          <table:table-cell office:value-type="string">
            <text:p>add CosSml[RB].[mean|mad]; no txf</text:p>
          </table:table-cell>
          <table:table-cell office:value-type="float" office:value="471.015019">
            <text:p>471.02</text:p>
          </table:table-cell>
          <table:table-cell office:value-type="float" office:value="971.427523">
            <text:p>971.43</text:p>
          </table:table-cell>
          <table:table-cell table:number-columns-repeated="2"/>
          <table:table-cell table:style-name="ce22" office:value-type="string">
            <text:p>Console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5"/>
          <table:table-cell table:style-name="Default" table:number-columns-repeated="3"/>
          <table:table-cell/>
          <table:table-cell table:style-name="ce24" office:value-type="string">
            <text:p>inspect.data</text:p>
          </table:table-cell>
          <table:table-cell table:style-name="ce7" office:value-type="float" office:value="686.74">
            <text:p>686.74</text:p>
          </table:table-cell>
          <table:table-cell table:style-name="ce20" table:formula="of:=[.O86]/[.O122]" office:value-type="percentage" office:value="19.4792228052758">
            <text:p>1947.92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table:style-name="ce7" office:value-type="string">
            <text:p>???</text:p>
          </table:table-cell>
          <table:table-cell table:style-name="ce7" office:value-type="float" office:value="11.74">
            <text:p>11.74</text:p>
          </table:table-cell>
          <table:table-cell table:style-name="ce20" table:formula="of:=[.O87]/[.O123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5"/>
          <table:table-cell table:style-name="Default" table:number-columns-repeated="3"/>
          <table:table-cell table:number-columns-repeated="5"/>
          <table:table-cell table:style-name="ce29"/>
          <table:table-cell table:style-name="ce22"/>
          <table:table-cell table:style-name="ce29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0.60973">
            <text:p>0.6097</text:p>
          </table:table-cell>
          <table:table-cell table:style-name="ce20" table:formula="of:=[.O89]/[.O125]" office:value-type="percentage" office:value="1">
            <text:p>100.00%</text:p>
          </table:table-cell>
          <table:table-cell/>
          <table:table-cell table:style-name="ce30" office:value-type="float" office:value="0.58094">
            <text:p>0.5809</text:p>
          </table:table-cell>
          <table:table-cell table:style-name="ce22" office:value-type="string">
            <text:p>Random for outdoor</text:p>
          </table:table-cell>
          <table:table-cell table:style-name="ce29" table:number-columns-repeated="6"/>
          <table:table-cell table:number-columns-repeated="971"/>
        </table:table-row>
        <table:table-row table:style-name="ro1">
          <table:table-cell table:number-columns-repeated="9"/>
          <table:table-cell table:style-name="Default" table:number-columns-repeated="3"/>
          <table:table-cell/>
          <table:table-cell office:value-type="string">
            <text:p>Leaderboard (Private) Rank</text:p>
          </table:table-cell>
          <table:table-cell table:style-name="ce7" office:value-type="float" office:value="28">
            <text:p>28</text:p>
          </table:table-cell>
          <table:table-cell table:style-name="ce20" table:formula="of:=[.O90]/[.O126]" office:value-type="percentage" office:value="1">
            <text:p>100.00%</text:p>
          </table:table-cell>
          <table:table-cell/>
          <table:table-cell table:style-name="ce29" table:number-columns-repeated="8"/>
          <table:table-cell table:number-columns-repeated="971"/>
        </table:table-row>
        <table:table-row table:style-name="ro1">
          <table:table-cell table:number-columns-repeated="9"/>
          <table:table-cell table:style-name="Default" table:number-columns-repeated="3"/>
          <table:table-cell table:number-columns-repeated="5"/>
          <table:table-cell table:style-name="ce29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9]/[.B$19]" office:value-type="percentage" office:value="1">
            <text:p>100.00%</text:p>
          </table:table-cell>
          <table:table-cell table:style-name="ce4" table:formula="of:=[.C$19]/[.C$19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6"/>
          <table:table-cell table:number-columns-repeated="3"/>
          <table:table-cell table:style-name="ce18" office:value-type="string">
            <text:p>Total</text:p>
          </table:table-cell>
          <table:table-cell table:style-name="ce19" table:formula="of:=SUM([.K59:.K80])" office:value-type="float" office:value="495.7619">
            <text:p>495.76</text:p>
          </table:table-cell>
          <table:table-cell table:style-name="ce19" table:formula="of:=SUM([.L59:.L80])" office:value-type="float" office:value="990.4574">
            <text:p>990.4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0" table:formula="of:=[.K92]/[.K128]" office:value-type="percentage" office:value="1.00062831693008">
            <text:p>100.06%</text:p>
          </table:table-cell>
          <table:table-cell table:style-name="ce20" table:formula="of:=[.L92]/[.L128]" office:value-type="percentage" office:value="1">
            <text:p>100.00%</text:p>
          </table:table-cell>
          <table:table-cell table:number-columns-repeated="984"/>
        </table:table-row>
        <table:table-row table:style-name="ro1">
          <table:table-cell table:style-name="ce1"/>
          <table:table-cell table:style-name="ce3" table:number-columns-repeated="2"/>
          <table:table-cell table:style-name="ce8" table:number-columns-repeated="2"/>
          <table:table-cell table:style-name="ce15"/>
          <table:table-cell table:style-name="ce8" table:number-columns-repeated="3"/>
          <table:table-cell table:style-name="ce15" table:number-columns-repeated="4"/>
          <table:table-cell table:style-name="ce23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YelpRest_nImgs_outdoor</text:p>
          </table:table-cell>
          <table:table-cell office:value-type="string">
            <text:p>All.X##rcv#glmnet</text:p>
          </table:table-cell>
          <table:table-cell/>
          <table:table-cell table:style-name="ce13" office:value-type="string">
            <text:p>Final.All.X##rcv#glmnet</text:p>
          </table:table-cell>
          <table:table-cell table:number-columns-repeated="2"/>
          <table:table-cell office:value-type="string">
            <text:p>(32,60]</text:p>
          </table:table-cell>
          <table:table-cell office:value-type="float" office:value="121.1463">
            <text:p>121.15</text:p>
          </table:table-cell>
          <table:table-cell office:value-type="float" office:value="259.5504">
            <text:p>259.55</text:p>
          </table:table-cell>
          <table:table-cell/>
          <table:table-cell office:value-type="string">
            <text:p>OOBobs confusion matrix [NY]</text:p>
          </table:table-cell>
          <table:table-cell table:style-name="ce2" office:value-type="float" office:value="497">
            <text:p>497</text:p>
          </table:table-cell>
          <table:table-cell table:style-name="ce20" table:formula="of:=[.O95]/[.O131]" office:value-type="percentage" office:value="0.997991967871486">
            <text:p>99.80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128]/[.B$19]" office:value-type="percentage" office:value="0.992061316503519">
            <text:p>99.21%</text:p>
          </table:table-cell>
          <table:table-cell table:style-name="ce4" table:formula="of:=[.L128]/[.C$19]" office:value-type="percentage" office:value="0.991093186278998">
            <text:p>99.11%</text:p>
          </table:table-cell>
          <table:table-cell table:style-name="Default" office:value-type="string">
            <text:p>Added nImgs features &amp; category</text:p>
          </table:table-cell>
          <table:table-cell office:value-type="string">
            <text:p>nImgs.nexp</text:p>
          </table:table-cell>
          <table:table-cell table:style-name="ce14" office:value-type="float" office:value="100">
            <text:p>100.00</text:p>
          </table:table-cell>
          <table:table-cell table:style-name="ce13" office:value-type="string">
            <text:p>nImgs.nexp</text:p>
          </table:table-cell>
          <table:table-cell table:style-name="ce14" office:value-type="float" office:value="100">
            <text:p>100.00</text:p>
          </table:table-cell>
          <table:table-cell/>
          <table:table-cell office:value-type="string">
            <text:p>(60,120]</text:p>
          </table:table-cell>
          <table:table-cell office:value-type="float" office:value="129.4236">
            <text:p>129.42</text:p>
          </table:table-cell>
          <table:table-cell office:value-type="float" office:value="257.9851">
            <text:p>257.99</text:p>
          </table:table-cell>
          <table:table-cell/>
          <table:table-cell office:value-type="string">
            <text:p>OOBobs confusion matrix [YN]</text:p>
          </table:table-cell>
          <table:table-cell table:style-name="ce2" office:value-type="float" office:value="0">
            <text:p>0</text:p>
          </table:table-cell>
          <table:table-cell table:style-name="ce20" table:formula="of:=[.O96]/[.O132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B128]" office:value-type="percentage" office:value="1">
            <text:p>100.00%</text:p>
          </table:table-cell>
          <table:table-cell table:style-name="ce4" table:formula="of:=[.C128]" office:value-type="percentage" office:value="1">
            <text:p>100.00%</text:p>
          </table:table-cell>
          <table:table-cell office:value-type="string">
            <text:p>outdoor classifier</text:p>
          </table:table-cell>
          <table:table-cell/>
          <table:table-cell table:style-name="ce14"/>
          <table:table-cell table:style-name="ce13"/>
          <table:table-cell table:style-name="ce14"/>
          <table:table-cell/>
          <table:table-cell office:value-type="string">
            <text:p>(120,3e+03]</text:p>
          </table:table-cell>
          <table:table-cell office:value-type="float" office:value="128.1028">
            <text:p>128.10</text:p>
          </table:table-cell>
          <table:table-cell office:value-type="float" office:value="240.614">
            <text:p>240.61</text:p>
          </table:table-cell>
          <table:table-cell/>
          <table:table-cell office:value-type="string">
            <text:p>OOBobs errors</text:p>
          </table:table-cell>
          <table:table-cell table:style-name="ce27" table:formula="of:=SUM([.O95:.O96])" office:value-type="float" office:value="497">
            <text:p>497</text:p>
          </table:table-cell>
          <table:table-cell table:style-name="ce20" table:formula="of:=[.O97]/[.O133]" office:value-type="percentage" office:value="0.997991967871486">
            <text:p>99.8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/>
          <table:table-cell office:value-type="string">
            <text:p>(0,32]</text:p>
          </table:table-cell>
          <table:table-cell office:value-type="float" office:value="116.7779">
            <text:p>116.78</text:p>
          </table:table-cell>
          <table:table-cell office:value-type="float" office:value="232.3079">
            <text:p>232.31</text:p>
          </table:table-cell>
          <table:table-cell/>
          <table:table-cell office:value-type="string">
            <text:p>newobs confusion matrix [N]</text:p>
          </table:table-cell>
          <table:table-cell table:style-name="ce2" office:value-type="float" office:value="5">
            <text:p>5</text:p>
          </table:table-cell>
          <table:table-cell table:style-name="ce20" table:formula="of:=[.O98]/[.O134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newobs confusion matrix [Y]</text:p>
          </table:table-cell>
          <table:table-cell table:style-name="ce2" office:value-type="float" office:value="9995">
            <text:p>9,995</text:p>
          </table:table-cell>
          <table:table-cell table:style-name="ce20" table:formula="of:=[.O99]/[.O135]" office:value-type="percentage" office:value="0.9995">
            <text:p>99.95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0" table:formula="of:=[.O100]/[.O136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newobs good_for_lunch[-1]</text:p>
          </table:table-cell>
          <table:table-cell table:style-name="ce2" office:value-type="float" office:value="10000">
            <text:p>10,000</text:p>
          </table:table-cell>
          <table:table-cell table:style-name="ce20" table:formula="of:=[.O101]/[.O137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newobs good_for_dinner[-1]</text:p>
          </table:table-cell>
          <table:table-cell table:style-name="ce2" office:value-type="float" office:value="10000">
            <text:p>10,000</text:p>
          </table:table-cell>
          <table:table-cell table:style-name="ce20" table:formula="of:=[.O102]/[.O138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3">newobs </text:span><text:span text:style-name="T4">takes_reservations</text:span><text:span text:style-name="T3">[2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103]/[.O139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outdoor_seating</text:span><text:span text:style-name="T1">[3]</text:span></text:p>
          </table:table-cell>
          <table:table-cell table:style-name="ce2" office:value-type="float" office:value="9995">
            <text:p>9,995</text:p>
          </table:table-cell>
          <table:table-cell table:style-name="ce20" table:formula="of:=[.O104]/[.O140]" office:value-type="percentage" office:value="0.9995">
            <text:p>99.95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expensive</text:span><text:span text:style-name="T1">[-1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105]/[.O141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has_alcohol</text:span><text:span text:style-name="T1">[5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106]/[.O142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has_table_service</text:span><text:span text:style-name="T1">[6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107]/[.O143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ambience_is_classy</text:span><text:span text:style-name="T1">[-1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108]/[.O144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good_for_kids</text:span><text:span text:style-name="T1">[8]</text:span></text:p>
          </table:table-cell>
          <table:table-cell table:style-name="ce2" office:value-type="float" office:value="10000">
            <text:p>10,000</text:p>
          </table:table-cell>
          <table:table-cell table:style-name="ce20" table:formula="of:=[.O109]/[.O145]" office:value-type="percentage" office:value="1">
            <text:p>100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Default"/>
          <table:table-cell/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5377434">
            <text:p>0.5377</text:p>
          </table:table-cell>
          <table:table-cell table:style-name="ce20" table:formula="of:=[.O111]/[.O147]" office:value-type="percentage" office:value="1.04118375187401">
            <text:p>104.12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410788">
            <text:p>0.5411</text:p>
          </table:table-cell>
          <table:table-cell table:style-name="ce20" table:formula="of:=[.O112]/[.O148]" office:value-type="percentage" office:value="1.06416679614438">
            <text:p>106.42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3">
            <text:p>0.3000</text:p>
          </table:table-cell>
          <table:table-cell table:style-name="ce20" table:formula="of:=[.O113]/[.O149]" office:value-type="percentage" office:value="0.75">
            <text:p>75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3">
            <text:p>0.3000</text:p>
          </table:table-cell>
          <table:table-cell table:style-name="ce20" table:formula="of:=[.O114]/[.O150]" office:value-type="percentage" office:value="0.75">
            <text:p>75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3">
            <text:p>0.3000</text:p>
          </table:table-cell>
          <table:table-cell table:style-name="ce20" table:formula="of:=[.O115]/[.O151]" office:value-type="percentage" office:value="0.75">
            <text:p>75.0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02004">
            <text:p>0.5020</text:p>
          </table:table-cell>
          <table:table-cell table:style-name="ce20" table:formula="of:=[.O116]/[.O152]" office:value-type="percentage" office:value="1.00100199102096">
            <text:p>100.10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fit:glb_sel_mdl</text:p>
          </table:table-cell>
          <table:table-cell table:style-name="ce28" office:value-type="float" office:value="0.5302601">
            <text:p>0.5303</text:p>
          </table:table-cell>
          <table:table-cell table:style-name="ce20" table:formula="of:=[.O117]/[.O153]" office:value-type="percentage" office:value="1.05875588918626">
            <text:p>105.88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5281706">
            <text:p>0.5282</text:p>
          </table:table-cell>
          <table:table-cell table:style-name="ce20" table:formula="of:=[.O118]/[.O154]" office:value-type="percentage" office:value="1.05989524072119">
            <text:p>105.99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0"/>
          <table:table-cell table:number-columns-repeated="5"/>
          <table:table-cell table:style-name="Default"/>
          <table:table-cell table:number-columns-repeated="4"/>
          <table:table-cell table:style-name="ce10"/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2"/>
          <table:table-cell table:style-name="ce20" table:formula="of:=[.O120]/[.O156]" office:value-type="percentage" office:value="0">
            <text:p>#DIV/0!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10"/>
          <table:table-cell table:style-name="ce22"/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table:style-name="ce25" office:value-type="string">
            <text:p><text:span text:style-name="T2">fit.models_0</text:span><text:span text:style-name="T1">(Console)</text:span></text:p>
          </table:table-cell>
          <table:table-cell table:style-name="ce7" office:value-type="float" office:value="35.255">
            <text:p>35.26</text:p>
          </table:table-cell>
          <table:table-cell table:style-name="ce20" table:formula="of:=[.O122]/[.O158]" office:value-type="percentage" office:value="0.988420993607716">
            <text:p>98.84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table:style-name="ce7" office:value-type="string">
            <text:p>fit.models_0_Max.cor.Y.rcv.*X*</text:p>
          </table:table-cell>
          <table:table-cell table:style-name="ce7" office:value-type="float" office:value="11.74">
            <text:p>11.74</text:p>
          </table:table-cell>
          <table:table-cell table:style-name="ce20" table:formula="of:=[.O123]/[.O159]" office:value-type="percentage" office:value="0.699850968703428">
            <text:p>69.99%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5"/>
          <table:table-cell office:value-type="string">
            <text:p>resXY.&lt;stats&gt;.&lt;txf&gt;</text:p>
          </table:table-cell>
          <table:table-cell office:value-type="float" office:value="494.995287">
            <text:p>495.00</text:p>
          </table:table-cell>
          <table:table-cell office:value-type="float" office:value="981.58325">
            <text:p>981.58</text:p>
          </table:table-cell>
          <table:table-cell table:number-columns-repeated="5"/>
          <table:table-cell table:style-name="ce29"/>
          <table:table-cell table:style-name="ce22"/>
          <table:table-cell table:style-name="ce29" table:number-columns-repeated="6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resXY.&lt;stats&gt;</text:p>
          </table:table-cell>
          <table:table-cell office:value-type="float" office:value="495.872061">
            <text:p>495.87</text:p>
          </table:table-cell>
          <table:table-cell office:value-type="float" office:value="984.662176">
            <text:p>984.66</text:p>
          </table:table-cell>
          <table:table-cell/>
          <table:table-cell office:value-type="string">
            <text:p>Leaderboard (Private)</text:p>
          </table:table-cell>
          <table:table-cell office:value-type="float" office:value="0.60973">
            <text:p>0.6097</text:p>
          </table:table-cell>
          <table:table-cell table:style-name="ce20" table:formula="of:=[.O125]/[.O161]" office:value-type="percentage" office:value="1">
            <text:p>100.00%</text:p>
          </table:table-cell>
          <table:table-cell/>
          <table:table-cell table:style-name="ce30" office:value-type="float" office:value="0.58094">
            <text:p>0.5809</text:p>
          </table:table-cell>
          <table:table-cell table:style-name="ce22" office:value-type="string">
            <text:p>Random for outdoor</text:p>
          </table:table-cell>
          <table:table-cell table:style-name="ce29" table:number-columns-repeated="6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resY.&lt;stats&gt;</text:p>
          </table:table-cell>
          <table:table-cell office:value-type="float" office:value="496.546766">
            <text:p>496.55</text:p>
          </table:table-cell>
          <table:table-cell office:value-type="float" office:value="987.754325">
            <text:p>987.75</text:p>
          </table:table-cell>
          <table:table-cell/>
          <table:table-cell office:value-type="string">
            <text:p>Leaderboard (Private) Rank</text:p>
          </table:table-cell>
          <table:table-cell table:style-name="ce7" office:value-type="float" office:value="28">
            <text:p>28</text:p>
          </table:table-cell>
          <table:table-cell table:style-name="ce20" table:formula="of:=[.O126]/[.O162]" office:value-type="percentage" office:value="1">
            <text:p>100.00%</text:p>
          </table:table-cell>
          <table:table-cell/>
          <table:table-cell table:style-name="ce29" table:number-columns-repeated="8"/>
          <table:table-cell table:number-columns-repeated="971"/>
        </table:table-row>
        <table:table-row table:style-name="ro1">
          <table:table-cell table:number-columns-repeated="9"/>
          <table:table-cell office:value-type="string">
            <text:p>resX.&lt;stats&gt;</text:p>
          </table:table-cell>
          <table:table-cell office:value-type="float" office:value="495.346461">
            <text:p>495.35</text:p>
          </table:table-cell>
          <table:table-cell office:value-type="float" office:value="987.918371">
            <text:p>987.92</text:p>
          </table:table-cell>
          <table:table-cell table:number-columns-repeated="5"/>
          <table:table-cell table:style-name="ce29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9]/[.B$19]" office:value-type="percentage" office:value="1">
            <text:p>100.00%</text:p>
          </table:table-cell>
          <table:table-cell table:style-name="ce4" table:formula="of:=[.C$19]/[.C$19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6"/>
          <table:table-cell table:number-columns-repeated="3"/>
          <table:table-cell table:style-name="ce18" office:value-type="string">
            <text:p>Total</text:p>
          </table:table-cell>
          <table:table-cell table:style-name="ce19" table:formula="of:=SUM([.K95:.K121])" office:value-type="float" office:value="495.4506">
            <text:p>495.45</text:p>
          </table:table-cell>
          <table:table-cell table:style-name="ce19" table:formula="of:=SUM([.L95:.L121])" office:value-type="float" office:value="990.4574">
            <text:p>990.4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0" table:formula="of:=[.K128]/[.K164]" office:value-type="percentage" office:value="0.992061316503519">
            <text:p>99.21%</text:p>
          </table:table-cell>
          <table:table-cell table:style-name="ce20" table:formula="of:=[.L128]/[.L164]" office:value-type="percentage" office:value="0.991093186278998">
            <text:p>99.11%</text:p>
          </table:table-cell>
          <table:table-cell table:number-columns-repeated="984"/>
        </table:table-row>
        <table:table-row table:style-name="ro1">
          <table:table-cell table:number-columns-repeated="4"/>
          <table:table-cell table:style-name="ce7" table:number-columns-repeated="2"/>
          <table:table-cell table:number-columns-repeated="4"/>
          <table:table-cell table:style-name="ce21" table:number-columns-repeated="2"/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YelpRest_rndm</text:p>
          </table:table-cell>
          <table:table-cell office:value-type="string">
            <text:p>All.X##rcv#glmnet</text:p>
          </table:table-cell>
          <table:table-cell/>
          <table:table-cell table:style-name="ce13" office:value-type="string">
            <text:p>Final.All.X##rcv#glmnet</text:p>
          </table:table-cell>
          <table:table-cell table:number-columns-repeated="2"/>
          <table:table-cell office:value-type="string">
            <text:p>.dummy</text:p>
          </table:table-cell>
          <table:table-cell office:value-type="float" office:value="499.4153">
            <text:p>499.42</text:p>
          </table:table-cell>
          <table:table-cell office:value-type="float" office:value="999.3585">
            <text:p>999.36</text:p>
          </table:table-cell>
          <table:table-cell/>
          <table:table-cell office:value-type="string">
            <text:p>OOBobs confusion matrix [NY]</text:p>
          </table:table-cell>
          <table:table-cell table:style-name="ce2" office:value-type="float" office:value="498">
            <text:p>498</text:p>
          </table:table-cell>
          <table:table-cell table:style-name="ce20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164]/[.B19]" office:value-type="percentage" office:value="1">
            <text:p>100.00%</text:p>
          </table:table-cell>
          <table:table-cell table:style-name="ce4" table:formula="of:=[.L164]/[.C19]" office:value-type="percentage" office:value="1">
            <text:p>100.00%</text:p>
          </table:table-cell>
          <table:table-cell office:value-type="string">
            <text:p>outdoor classifier</text:p>
          </table:table-cell>
          <table:table-cell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style-name="ce13"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number-columns-repeated="5"/>
          <table:table-cell office:value-type="string">
            <text:p>OOBobs confusion matrix [YN]</text:p>
          </table:table-cell>
          <table:table-cell table:style-name="ce2" office:value-type="float" office:value="0">
            <text:p>0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/>
          <table:table-cell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OBobs errors</text:p>
          </table:table-cell>
          <table:table-cell table:style-name="ce27" table:formula="of:=SUM([.O131:.O132])" office:value-type="float" office:value="498">
            <text:p>498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newobs confusion matrix [N]</text:p>
          </table:table-cell>
          <table:table-cell table:style-name="ce2" office:value-type="float" office:value="0">
            <text:p>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newobs confusion matrix [Y]</text:p>
          </table:table-cell>
          <table:table-cell table:style-name="ce2" office:value-type="float" office:value="10000">
            <text:p>10,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newobs dups/hints errors</text:p>
          </table:table-cell>
          <table:table-cell/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newobs good_for_lunch[-1]</text:p>
          </table:table-cell>
          <table:table-cell table:style-name="ce2" office:value-type="float" office:value="10000">
            <text:p>10,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newobs good_for_dinner[-1]</text:p>
          </table:table-cell>
          <table:table-cell table:style-name="ce2" office:value-type="float" office:value="10000">
            <text:p>10,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3">newobs </text:span><text:span text:style-name="T4">takes_reservations</text:span><text:span text:style-name="T3">[2]</text:span></text:p>
          </table:table-cell>
          <table:table-cell table:style-name="ce2" office:value-type="float" office:value="10000">
            <text:p>10,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outdoor_seating</text:span><text:span text:style-name="T1">[3]</text:span></text:p>
          </table:table-cell>
          <table:table-cell table:style-name="ce2" office:value-type="float" office:value="10000">
            <text:p>10,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expensive</text:span><text:span text:style-name="T1">[-1]</text:span></text:p>
          </table:table-cell>
          <table:table-cell table:style-name="ce2" office:value-type="float" office:value="10000">
            <text:p>10,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has_alcohol</text:span><text:span text:style-name="T1">[5]</text:span></text:p>
          </table:table-cell>
          <table:table-cell table:style-name="ce2" office:value-type="float" office:value="10000">
            <text:p>10,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has_table_service</text:span><text:span text:style-name="T1">[6]</text:span></text:p>
          </table:table-cell>
          <table:table-cell table:style-name="ce2" office:value-type="float" office:value="10000">
            <text:p>10,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ambience_is_classy</text:span><text:span text:style-name="T1">[-1]</text:span></text:p>
          </table:table-cell>
          <table:table-cell table:style-name="ce2" office:value-type="float" office:value="10000">
            <text:p>10,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ce9" office:value-type="string">
            <text:p><text:span text:style-name="T1">newobs </text:span><text:span text:style-name="T2">good_for_kids</text:span><text:span text:style-name="T1">[8]</text:span></text:p>
          </table:table-cell>
          <table:table-cell table:style-name="ce2" office:value-type="float" office:value="10000">
            <text:p>10,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table:style-name="Default"/>
          <table:table-cell/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UCpROC.OOB:glb_sel_mdl</text:p>
          </table:table-cell>
          <table:table-cell office:value-type="float" office:value="0.5164731">
            <text:p>0.5165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UCROCR.OOB:glb_sel_mdl</text:p>
          </table:table-cell>
          <table:table-cell office:value-type="float" office:value="0.508453">
            <text:p>0.5085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OOB:glb_sel_mdl</text:p>
          </table:table-cell>
          <table:table-cell office:value-type="float" office:value="0.4">
            <text:p>0.4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fit:glb_sel_mdl</text:p>
          </table:table-cell>
          <table:table-cell office:value-type="float" office:value="0.4">
            <text:p>0.4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opt.prob.threshold.fit:glb_fin_mdl</text:p>
          </table:table-cell>
          <table:table-cell office:value-type="float" office:value="0.4">
            <text:p>0.4000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3"/>
          <table:table-cell table:style-name="ce14"/>
          <table:table-cell table:number-columns-repeated="5"/>
          <table:table-cell office:value-type="string">
            <text:p>max.Accuracy.OOB:glb_sel_mdl</text:p>
          </table:table-cell>
          <table:table-cell office:value-type="float" office:value="0.5015015">
            <text:p>0.5015</text:p>
          </table:table-cell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10"/>
          <table:table-cell office:value-type="string">
            <text:p>max.Accuracy.fit:glb_sel_mdl</text:p>
          </table:table-cell>
          <table:table-cell table:style-name="ce28" office:value-type="float" office:value="0.5008332">
            <text:p>0.5008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office:value-type="string">
            <text:p>max.Accuracy.fit:glb_fin_mdl</text:p>
          </table:table-cell>
          <table:table-cell office:value-type="float" office:value="0.4983234">
            <text:p>0.4983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0"/>
          <table:table-cell table:number-columns-repeated="5"/>
          <table:table-cell table:style-name="Default"/>
          <table:table-cell table:number-columns-repeated="4"/>
          <table:table-cell table:style-name="ce10"/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4"/>
          <table:table-cell table:style-name="ce31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office:value-type="string">
            <text:p>cluster_entropy</text:p>
          </table:table-cell>
          <table:table-cell table:style-name="ce22"/>
          <table:table-cell table:style-name="ce20" office:value-type="string">
            <text:p>N/A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10"/>
          <table:table-cell table:style-name="ce22"/>
          <table:table-cell table:style-name="ce20"/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table:style-name="ce25" office:value-type="string">
            <text:p><text:span text:style-name="T2">fit.models_0</text:span><text:span text:style-name="T1">(Console)</text:span></text:p>
          </table:table-cell>
          <table:table-cell table:style-name="ce7" office:value-type="float" office:value="35.668">
            <text:p>35.67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9"/>
          <table:table-cell table:style-name="ce7" office:value-type="string">
            <text:p>fit.models_0_Max.cor.Y.rcv.*X*</text:p>
          </table:table-cell>
          <table:table-cell table:style-name="ce7" office:value-type="float" office:value="16.775">
            <text:p>16.78</text:p>
          </table:table-cell>
          <table:table-cell table:style-name="ce20" office:value-type="string">
            <text:p>N/A</text:p>
          </table:table-cell>
          <table:table-cell/>
          <table:table-cell table:style-name="ce29"/>
          <table:table-cell table:style-name="ce22"/>
          <table:table-cell table:style-name="ce29" table:number-columns-repeated="2"/>
          <table:table-cell table:style-name="ce30" table:number-columns-repeated="3"/>
          <table:table-cell table:style-name="ce29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11"/>
          <table:table-cell table:number-columns-repeated="13"/>
          <table:table-cell table:style-name="ce29"/>
          <table:table-cell table:style-name="ce22"/>
          <table:table-cell table:style-name="ce29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0.60973">
            <text:p>0.6097</text:p>
          </table:table-cell>
          <table:table-cell table:style-name="ce20" office:value-type="string">
            <text:p>N/A</text:p>
          </table:table-cell>
          <table:table-cell/>
          <table:table-cell table:style-name="ce30" office:value-type="float" office:value="0.58094">
            <text:p>0.5809</text:p>
          </table:table-cell>
          <table:table-cell table:style-name="ce22" office:value-type="string">
            <text:p>Random for outdoor</text:p>
          </table:table-cell>
          <table:table-cell table:style-name="ce29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28">
            <text:p>28</text:p>
          </table:table-cell>
          <table:table-cell table:style-name="ce20" office:value-type="string">
            <text:p>N/A</text:p>
          </table:table-cell>
          <table:table-cell/>
          <table:table-cell table:style-name="ce29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9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19]/[.B$19]" office:value-type="percentage" office:value="1">
            <text:p>100.00%</text:p>
          </table:table-cell>
          <table:table-cell table:style-name="ce4" table:formula="of:=[.C$19]/[.C$19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6"/>
          <table:table-cell table:number-columns-repeated="3"/>
          <table:table-cell table:style-name="ce18" office:value-type="string">
            <text:p>Total</text:p>
          </table:table-cell>
          <table:table-cell table:style-name="ce19" table:formula="of:=SUM([.K131:.K163])" office:value-type="float" office:value="499.4153">
            <text:p>499.42</text:p>
          </table:table-cell>
          <table:table-cell table:style-name="ce19" table:formula="of:=SUM([.L131:.L163])" office:value-type="float" office:value="999.3585">
            <text:p>999.3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20" office:value-type="string">
            <text:p>N/A</text:p>
          </table:table-cell>
          <table:table-cell table:style-name="ce20" office:value-type="string">
            <text:p>N/A</text:p>
          </table:table-cell>
          <table:table-cell table:number-columns-repeated="984"/>
        </table:table-row>
        <table:table-row table:style-name="ro1" table:number-rows-repeated="1048410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number-columns-repeated="21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  <table:table-cell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32,60]</text:p>
          </table:table-cell>
          <table:table-cell office:value-type="float" office:value="259.5504">
            <text:p>259.55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60,120]</text:p>
          </table:table-cell>
          <table:table-cell office:value-type="float" office:value="257.9851">
            <text:p>257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120,3e+03]</text:p>
          </table:table-cell>
          <table:table-cell office:value-type="float" office:value="240.614">
            <text:p>240.61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0,32]</text:p>
          </table:table-cell>
          <table:table-cell office:value-type="float" office:value="232.3079">
            <text:p>232.31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resX.mean.nexp</text:p>
          </table:table-cell>
          <table:table-cell office:value-type="float" office:value="100">
            <text:p>100</text:p>
          </table:table-cell>
          <table:table-cell table:number-columns-repeated="18"/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resY.mean.nexp</text:p>
          </table:table-cell>
          <table:table-cell office:value-type="float" office:value="100">
            <text:p>100</text:p>
          </table:table-cell>
          <table:table-cell table:number-columns-repeated="18"/>
          <table:table-cell office:value-type="float" office:value="100">
            <text:p>100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2,60]</text:p>
          </table:table-cell>
          <table:table-cell office:value-type="float" office:value="122.3399">
            <text:p>122.34</text:p>
          </table:table-cell>
          <table:table-cell table:number-columns-repeated="7"/>
          <table:table-cell office:value-type="float" office:value="258.8735">
            <text:p>258.87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(60,120]</text:p>
          </table:table-cell>
          <table:table-cell office:value-type="float" office:value="129.292">
            <text:p>129.29</text:p>
          </table:table-cell>
          <table:table-cell table:number-columns-repeated="7"/>
          <table:table-cell office:value-type="float" office:value="258.0051">
            <text:p>258.01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(0,32]</text:p>
          </table:table-cell>
          <table:table-cell office:value-type="float" office:value="117.2849">
            <text:p>117.28</text:p>
          </table:table-cell>
          <table:table-cell table:number-columns-repeated="7"/>
          <table:table-cell office:value-type="float" office:value="231.6803">
            <text:p>231.68</text:p>
          </table:table-cell>
          <table:table-cell table:number-columns-repeated="11"/>
        </table:table-row>
        <table:table-row table:style-name="ro1">
          <table:table-cell office:value-type="string">
            <text:p>##</text:p>
          </table:table-cell>
          <table:table-cell office:value-type="string">
            <text:p>(120,3e+03]</text:p>
          </table:table-cell>
          <table:table-cell office:value-type="float" office:value="126.8451">
            <text:p>126.85</text:p>
          </table:table-cell>
          <table:table-cell table:number-columns-repeated="7"/>
          <table:table-cell office:value-type="float" office:value="239.6148">
            <text:p>239.61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lumR.mean.mean</text:p>
          </table:table-cell>
          <table:table-cell office:value-type="float" office:value="100">
            <text:p>10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lumG.mad.mean</text:p>
          </table:table-cell>
          <table:table-cell office:value-type="float" office:value="44.66925">
            <text:p>44.67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CorRB.mad</text:p>
          </table:table-cell>
          <table:table-cell office:value-type="float" office:value="39.98867">
            <text:p>39.99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lumG.mean.mean</text:p>
          </table:table-cell>
          <table:table-cell office:value-type="float" office:value="32.21896">
            <text:p>32.2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lumG.mean.mad</text:p>
          </table:table-cell>
          <table:table-cell office:value-type="float" office:value="20.01553">
            <text:p>20.02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lumG.mad.mad</text:p>
          </table:table-cell>
          <table:table-cell office:value-type="float" office:value="12.23265">
            <text:p>12.2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resX.mean.nexp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resY.mean.nexp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0.22,0.23]</text:p>
          </table:table-cell>
          <table:table-cell office:value-type="float" office:value="112.3045">
            <text:p>112.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0.21,0.22]</text:p>
          </table:table-cell>
          <table:table-cell office:value-type="float" office:value="105.2764">
            <text:p>105.28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0.23,0.37]</text:p>
          </table:table-cell>
          <table:table-cell office:value-type="float" office:value="397.1284">
            <text:p>397.13</text:p>
          </table:table-cell>
          <table:table-cell table:number-columns-repeated="19"/>
        </table:table-row>
        <table:table-row table:style-name="ro1">
          <table:table-cell office:value-type="string">
            <text:p>##</text:p>
          </table:table-cell>
          <table:table-cell office:value-type="string">
            <text:p>(0.07,0.21]</text:p>
          </table:table-cell>
          <table:table-cell office:value-type="float" office:value="355.3907">
            <text:p>355.39</text:p>
          </table:table-cell>
          <table:table-cell table:number-columns-repeated="19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22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7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7" office:value-type="string">
            <text:p>min.RMSE.OOB:glb_sel_mdl</text:p>
          </table:table-cell>
        </table:table-row>
        <table:table-row table:style-name="ro1">
          <table:table-cell/>
          <table:table-cell table:style-name="ce7" office:value-type="string">
            <text:p>min.RMSE.fit:glb_fin_mdl</text:p>
          </table:table-cell>
        </table:table-row>
        <table:table-row table:style-name="ro1">
          <table:table-cell/>
          <table:table-cell table:style-name="ce7" office:value-type="string">
            <text:p>max.R.sq.OOB:glb_sel_mdl</text:p>
          </table:table-cell>
        </table:table-row>
        <table:table-row table:style-name="ro1">
          <table:table-cell/>
          <table:table-cell table:style-name="ce7" office:value-type="string">
            <text:p>max.Adj.R.sq.fit:glb_fin_mdl</text:p>
          </table:table-cell>
        </table:table-row>
      </table:table>
      <table:database-ranges>
        <table:database-range table:target-range-address="stage.B79:stage.C8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2/08/2016</text:date>, <text:time>14:52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4_Classic_Edition$Unix OpenOffice.org_project/Patch 0</meta:generator>
    <dc:date>2016-02-08T14:52:49</dc:date>
    <dc:creator>Balaji Iyengar</dc:creator>
    <meta:editing-duration>PT2032H04M44S</meta:editing-duration>
    <meta:editing-cycles>540</meta:editing-cycles>
    <meta:document-statistic meta:table-count="3" meta:cell-count="850" meta:object-count="0"/>
    <meta:user-defined meta:name=""/>
  </office:meta>
</office:document-meta>
</file>